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InfoClass( String inf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FatalStyle( String fatal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GlobalOnly( String global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Layout( String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InfoStyle( String info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WarnClass( String war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ErrorStyle( String error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Tooltip( String tool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WarnStyle( String warn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ErrorClass( String erro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ssagesTag.setFatalClass( String fata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ShowSummary( String show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setProperties(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MessagesTag.setShowDetail( String show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